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6pt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</style:style>
    <style:style style:name="P1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Liberation Mono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6pt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Liberation Mono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Verdana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Verdana" fo:font-size="13pt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Verdana" fo:font-size="16pt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Verdana" fo:font-size="11pt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Verdana" fo:font-size="11pt" fo:font-style="normal" style:text-underline-style="solid" style:text-underline-width="auto" style:text-underline-color="font-color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Verdana" fo:font-size="11pt" fo:font-style="italic" style:text-underline-style="none" fo:font-weight="normal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10" style:family="text"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fo:font-size="16pt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T14" style:family="text">
      <style:text-properties fo:color="#000000" style:text-line-through-style="none" style:text-line-through-type="none" fo:font-size="13pt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T15" style:family="text">
      <style:text-properties fo:color="#000000" style:text-line-through-style="none" style:text-line-through-type="none" fo:font-size="13pt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T16" style:family="text">
      <style:text-properties fo:color="#000000" style:text-line-through-style="none" style:text-line-through-type="none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fo:font-size="11pt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fo:font-size="11pt" fo:font-style="normal" style:text-underline-style="solid" style:text-underline-width="auto" style:text-underline-color="font-color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fo:font-size="11pt" fo:font-style="italic" style:text-underline-style="none" fo:font-weight="normal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3"/>
      <text:p text:style-name="P1"><text:span text:style-name="T1">Universidad Nacional de Río Cuarto</text:span></text:p>
      <text:p text:style-name="P1"><text:span text:style-name="T1">Facultad de Ciencias Exactas Físico-Químicas y Naturales</text:span></text:p>
      <text:p text:style-name="P1"><text:span text:style-name="T1">Departamento de Computación</text:span></text:p>
      <text:p text:style-name="P1"><text:span text:style-name="T1">Taller de Diseño de Software</text:span></text:p>
      <text:p text:style-name="P1"><text:span text:style-name="T1">(Cod. 3306)</text:span>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Compilador de </text:span><text:span text:style-name="T22">código</text:span><text:span text:style-name="T2"> C-TDS</text:span></text:p>
      <text:p text:style-name="P5"/>
      <text:p text:style-name="P1"><text:span text:style-name="T3">Bongiovanni Ignacio</text:span></text:p>
      <text:p text:style-name="P1"><text:span text:style-name="T3">Año 2016</text:span></text:p>
      <text:p text:style-name="P6"/>
      <text:p text:style-name="P6"/>
      <text:p text:style-name="P9"><text:span text:style-name="T5">1. Descripción del lenguaje</text:span></text:p>
      <text:p text:style-name="P7"/>
      <text:p text:style-name="P2"><text:span text:style-name="T6">El proyecto de la materia consiste en implementar un compilador para un lenguaje orientado a objetos simple, similar a C, llamado C-TDS.</text:span></text:p>
      <text:p text:style-name="P8"/>
      <text:p text:style-name="P2"><text:span text:style-name="T6">Para las consideraciones del </text:span><text:span text:style-name="T23">Léxico</text:span><text:span text:style-name="T6">, Gramática y Semántica se siguieron los </text:span><text:span text:style-name="T23">parámetros</text:span><text:span text:style-name="T6"> indicados en el documento de </text:span><text:span text:style-name="T23">especificación</text:span><text:span text:style-name="T6"> del lenguaje provisto por la materia.</text:span></text:p>
      <text:p text:style-name="P11"><text:span text:style-name="T13">2. Etapas del Proyecto</text:span></text:p>
      <text:p text:style-name="P12"/>
      <text:p text:style-name="P15"><text:span text:style-name="T14">2.1. Análisis Lexico-Sintactico.</text:span></text:p>
      <text:p text:style-name="P15"><text:span text:style-name="T14"><text:tab/></text:span><text:span text:style-name="T17">Decisiones de Diseño:</text:span></text:p>
      <text:p text:style-name="P15"><text:span text:style-name="T18">- Los </text:span><text:span text:style-name="T23">números</text:span><text:span text:style-name="T18"> reales no son discriminados por el Scanner, el mismo solo reconoce enteros, por lo que los reales son pasados al Parser como un entero (INT_LIT), seguido de un punto (DOT), y otro entero. Luego el Parser compone estos tres elementos en una regla que genera un no-terminal 'float_literal'.</text:span></text:p>
      <text:p text:style-name="P15"><text:span text:style-name="T18">- Las expresiones binarias (</text:span><text:span text:style-name="T23">aritméticas</text:span><text:span text:style-name="T18">, relacionales, </text:span><text:span text:style-name="T23">comparaciones</text:span><text:span text:style-name="T18"> y condicionales) fueron agrupadas bajo la misma regla (expression) para simplificar las cuestiones de precedencia de operadores.</text:span></text:p>
      <text:p text:style-name="P13"/>
      <text:p text:style-name="P15"><text:span text:style-name="T14">2.2. Análisis </text:span><text:span text:style-name="T25">Semántico</text:span><text:span text:style-name="T14">.</text:span></text:p>
      <text:p text:style-name="P15"><text:span text:style-name="T14"><text:tab/></text:span>Estructura<text:span text:style-name="T17"> del Árbol </text:span>Sintáctico<text:span text:style-name="T17"> Abstracto:</text:span></text:p>
      <text:p text:style-name="P15"><text:span text:style-name="T18">La estructura del AST para representar el cuerpo de un programa se realizó a partir del </text:span><text:span text:style-name="T23">código</text:span><text:span text:style-name="T18"> y esquema provisto por la materia, realizando, cuando se consideró conveniente, el rediseño de las clases y </text:span><text:span text:style-name="T23">jerarquías</text:span><text:span text:style-name="T18"> del mismo.</text:span></text:p>
      <text:p text:style-name="P15"><text:span text:style-name="T18">Junto a este documento se puede encontrar el diagrama de clases en formato UML que corresponde al paquete</text:span><text:span text:style-name="T21"> ir.ast</text:span><text:span text:style-name="T18"> (archivo 'ast-class-diagram.svg'). La clase raíz (AST) es de la cual extienden todos los </text:span><text:span text:style-name="T23">demás</text:span><text:span text:style-name="T18"> componentes, y el segundo nivel de la </text:span><text:span text:style-name="T23">jerarquía</text:span><text:span text:style-name="T18"> se compone de las siguientes clases:</text:span></text:p>
      <text:p text:style-name="P15"><text:span text:style-name="T18">Program, ClassDecl, Body, Declaration, Expression, Statement. Las primeras tres son clases concretas, mientras que las </text:span><text:span text:style-name="T23">últimas</text:span><text:span text:style-name="T18"> son clases abstractas a partir de las cuales se definen el resto de los elementos.</text:span></text:p>
      <text:p text:style-name="P13"/>
      <text:p text:style-name="P15"><text:span text:style-name="T18"><text:tab/></text:span><text:span text:style-name="T17">Decisiones de Diseño:</text:span></text:p>
      <text:p text:style-name="P15"><text:span text:style-name="T18">- Las</text:span><text:span text:style-name="T19"> declaraciones</text:span><text:span text:style-name="T18"> se agruparon bajo una superclase llamada 'Declaration'. Las declaraciones que tienen un identificador se agruparon a su vez bajo una superclase denominada 'NamedDecl' que es descendiente directa de 'Declaration'.</text:span></text:p>
      <text:p text:style-name="P15"><text:span text:style-name="T18">- Los</text:span><text:span text:style-name="T19"> tipos</text:span><text:span text:style-name="T18"> se manejan mediante Strings, para permitir el uso de tipos definidos por el usuario. Se delega en la clase Type la capacidad de, mediante </text:span><text:span text:style-name="T23">métodos</text:span><text:span text:style-name="T18"> </text:span><text:span text:style-name="T23">estáticos</text:span><text:span text:style-name="T18"> (es decir que no se necesita instanciar un objeto de la clase Type), decidir cuando un tipo es </text:span><text:span text:style-name="T23">básico</text:span><text:span text:style-name="T18">, </text:span><text:span text:style-name="T23">numérico</text:span><text:span text:style-name="T18">, booleano, dos tipos son compatibles entre sí, etc.</text:span></text:p>
      <text:p text:style-name="P15"><text:span text:style-name="T18">- La</text:span><text:span text:style-name="T19"> tabla de </text:span><text:span text:style-name="T24">símbolos</text:span><text:span text:style-name="T18">, utilizada por el Builder Visitor, se comporta como una pila, donde cada elemento representa un nivel de ambiente de ejecución, donde se definen clases, atributos y </text:span><text:span text:style-name="T23">métodos</text:span><text:span text:style-name="T18">, </text:span><text:span text:style-name="T23">parámetros</text:span><text:span text:style-name="T18">, o variables locales según sea el tipo del nivel corriente.</text:span></text:p>
      <text:p text:style-name="P15"><text:span text:style-name="T18">- Los </text:span><text:span text:style-name="T23">parámetros</text:span><text:span text:style-name="T18"> y las declaraciones internas a un </text:span><text:span text:style-name="T23">método</text:span><text:span text:style-name="T18"> se encuentran a diferentes niveles, por lo que la </text:span><text:span text:style-name="T23">declaración</text:span><text:span text:style-name="T18"> de una variable local del mismo nombre que un </text:span><text:span text:style-name="T23">parámetro</text:span><text:span text:style-name="T18">, hace inutilizable a este último.</text:span></text:p>
      <text:p text:style-name="P14"/>
      <text:p text:style-name="P15"><text:span text:style-name="T18"><text:tab/></text:span><text:span text:style-name="T17">En los visitantes:</text:span></text:p>
      <text:p text:style-name="P15"><text:span text:style-name="T23">Responsabilidades</text:span><text:span text:style-name="T18"> asignadas al</text:span><text:span text:style-name="T20"> Builder Visitor</text:span><text:span text:style-name="T18">: Las cuestiones </text:span><text:span text:style-name="T23">básicas</text:span><text:span text:style-name="T18"> de </text:span><text:span text:style-name="T23">búsqueda</text:span><text:span text:style-name="T18"> y </text:span><text:span text:style-name="T23">asignación</text:span><text:span text:style-name="T18"> de referencias entre locaciones y declaraciones de </text:span><text:span text:style-name="T23">métodos</text:span><text:span text:style-name="T18">, variables y arreglos. Además, por cuestiones de comodidad, se le asignaron las siguientes responsabilidades extras:</text:span></text:p>
      <text:p text:style-name="P15"><text:span text:style-name="T18">- Controlar que el </text:span><text:span text:style-name="T23">número</text:span><text:span text:style-name="T18"> de argumentos en la llamada a un </text:span><text:span text:style-name="T23">método</text:span><text:span text:style-name="T18"> sea el mismo que la cantidad de </text:span><text:span text:style-name="T23">parámetros</text:span><text:span text:style-name="T18"> formales en la </text:span><text:span text:style-name="T23">declaración</text:span><text:span text:style-name="T18">.</text:span></text:p>
      <text:p text:style-name="P15"><text:span text:style-name="T18">- Al finalizar el proceso de </text:span><text:span text:style-name="T23">búsqueda</text:span><text:span text:style-name="T18"> de referencias, se debe determinar si se definió una clase con nombre 'main'.</text:span></text:p>
      <text:p text:style-name="P15"><text:soft-page-break/><text:span text:style-name="T18">- Determinar que la clase main contenga un </text:span><text:span text:style-name="T23">método</text:span><text:span text:style-name="T18"> 'main' y que el mismo sea de tipo void y no tenga </text:span><text:span text:style-name="T23">parámetros</text:span><text:span text:style-name="T18">.</text:span></text:p>
      <text:p text:style-name="P15"><text:span text:style-name="T18">- Controlar que los </text:span><text:span text:style-name="T23">atributos</text:span><text:span text:style-name="T18"> de una clase sean de tipos </text:span><text:span text:style-name="T23">básicos</text:span><text:span text:style-name="T18">. Con el uso de la tabla de </text:span><text:span text:style-name="T23">símbolos</text:span><text:span text:style-name="T18">, se puede discriminar cuando el </text:span><text:span text:style-name="T23">análisis</text:span><text:span text:style-name="T18"> de un elemento del tipo FieldDecl pertenece a la etapa de </text:span><text:span text:style-name="T23">declaración</text:span><text:span text:style-name="T18"> de atributos o es la </text:span><text:span text:style-name="T23">declaración</text:span><text:span text:style-name="T18"> de un field de variables locales. Por lo que, de ser el primer caso, se debe restringir el tipo de las declaraciones. Es por esto que esta tarea que podría pensarse como </text:span><text:span text:style-name="T23">más</text:span><text:span text:style-name="T18"> apropiada para la etapa de chequeo de tipos se realiza en esta instancia.</text:span></text:p>
      <text:p text:style-name="P14"/>
      <text:p text:style-name="P15"><text:span text:style-name="T23">Responsabilidades</text:span><text:span text:style-name="T18"> del</text:span><text:span text:style-name="T20"> TypeCheckVisitor</text:span><text:span text:style-name="T18">:</text:span></text:p>
      <text:p text:style-name="P15"><text:span text:style-name="T18">Debe controlar el uso de tipos </text:span><text:span text:style-name="T23">básicos</text:span><text:span text:style-name="T18"> para los retornos de los </text:span><text:span text:style-name="T23">métodos</text:span><text:span text:style-name="T18"> y los </text:span><text:span text:style-name="T23">parámetros</text:span><text:span text:style-name="T18"> de los mismos.</text:span></text:p>
      <text:p text:style-name="P15"><text:span text:style-name="T18">Que las asignaciones se hagan sobre tipos </text:span><text:span text:style-name="T23">básicos</text:span><text:span text:style-name="T18"> (y en caso de que sean incrementos o </text:span><text:span text:style-name="T23">decrementos</text:span><text:span text:style-name="T18"> se realicen sobre tipos </text:span><text:span text:style-name="T23">numéricos</text:span><text:span text:style-name="T18">).</text:span></text:p>
      <text:p text:style-name="P15"><text:span text:style-name="T18">Que el tipo de la </text:span><text:span text:style-name="T23">expresión</text:span><text:span text:style-name="T18"> a asignar sea compatible con el tipo de la </text:span><text:span text:style-name="T23">locación</text:span><text:span text:style-name="T18">.</text:span></text:p>
      <text:p text:style-name="P15"><text:span text:style-name="T18">En las expresiones de retorno, se controla que respeten el contexto del </text:span><text:span text:style-name="T23">método</text:span><text:span text:style-name="T18"> al que pertenecen (e.g. un return void es </text:span><text:span text:style-name="T23">inválido</text:span><text:span text:style-name="T18"> en el contexto de un </text:span><text:span text:style-name="T23">método</text:span><text:span text:style-name="T18"> de un tipo concreto, una </text:span><text:span text:style-name="T23">expresión</text:span><text:span text:style-name="T18"> de tipo bool no puede </text:span><text:span text:style-name="T23">ser retornada</text:span><text:span text:style-name="T18"> si el contexto no es de tipo bool).</text:span></text:p>
      <text:p text:style-name="P15"><text:span text:style-name="T18">Las condiciones de los if y los while deben ser de tipo bool.</text:span></text:p>
      <text:p text:style-name="P15"><text:span text:style-name="T18">Las sentencias break y continue no pueden estar fuera de un ciclo.</text:span></text:p>
      <text:p text:style-name="P15"><text:span text:style-name="T18">Las expresiones de un for, tanto </text:span><text:span text:style-name="T23">inicialización</text:span><text:span text:style-name="T18"> como </text:span><text:span text:style-name="T23">límite</text:span><text:span text:style-name="T18"> deben ser de tipo integer.</text:span></text:p>
      <text:p text:style-name="P15"><text:span text:style-name="T18">En las expresiones binarias y unarias: si es una </text:span><text:span text:style-name="T23">expresión</text:span><text:span text:style-name="T18"> </text:span><text:span text:style-name="T23">aritmética</text:span><text:span text:style-name="T18"> o relacional, sus operandos deben ser </text:span><text:span text:style-name="T23">numéricos</text:span><text:span text:style-name="T18">; si es una </text:span><text:span text:style-name="T23">expresión</text:span><text:span text:style-name="T18"> </text:span><text:span text:style-name="T23">lógica</text:span><text:span text:style-name="T18"> (AND, OR, NOT), sus operandos deben ser de tipo bool.</text:span></text:p>
      <text:p text:style-name="P15"><text:span text:style-name="T18">El tipo de cada argumento en la llamada a un </text:span><text:span text:style-name="T23">método</text:span><text:span text:style-name="T18"> debe ser compatible con el del </text:span><text:span text:style-name="T23">parámetro</text:span><text:span text:style-name="T18"> definido en la </text:span><text:span text:style-name="T23">posición</text:span><text:span text:style-name="T18"> correspondiente.</text:span></text:p>
      <text:p text:style-name="P15"><text:span text:style-name="T18">Los </text:span><text:span text:style-name="T23">métodos</text:span><text:span text:style-name="T18"> de tipo void no pueden ser utilizados como </text:span><text:span text:style-name="T23">expresión</text:span><text:span text:style-name="T18">.</text:span></text:p>
      <text:p text:style-name="P13"/>
      <text:p text:style-name="P15"><text:span text:style-name="T18"><text:tab/></text:span><text:span text:style-name="T17">Limitaciones encontradas:</text:span></text:p>
      <text:p text:style-name="P15"><text:span text:style-name="T18">No se logró determinar que un </text:span><text:span text:style-name="T23">método</text:span><text:span text:style-name="T18"> de un tipo concreto termine siempre con una </text:span><text:span text:style-name="T23">sentencia</text:span><text:span text:style-name="T18"> de return, es decir, no llegue al final de la declar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title/>
    <meta:initial-creator/>
    <dc:creator>Nacho </dc:creator>
    <meta:editing-cycles>2</meta:editing-cycles>
    <dc:date>2016-09-23T15:23:46.759834332</dc:date>
    <meta:editing-duration>PT2M13S</meta:editing-duration>
    <meta:document-statistic meta:table-count="0" meta:image-count="0" meta:object-count="0" meta:page-count="4" meta:paragraph-count="45" meta:word-count="897" meta:character-count="5517" meta:non-whitespace-character-count="4660"/>
  </office:meta>
</office:document-meta>
</file>